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ject Oracle Parts List</text:p>
          </table:table-cell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 Part No.</text:p>
          </table:table-cell>
          <table:table-cell office:value-type="string" calcext:value-type="string">
            <text:p>Datasheet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Quantity (Per Board, not PO)</text:p>
          </table:table-cell>
          <table:table-cell office:value-type="string" calcext:value-type="string">
            <text:p>Purchase Link</text:p>
          </table:table-cell>
        </table:table-row>
        <table:table-row table:style-name="ro1">
          <table:table-cell office:value-type="string" calcext:value-type="string">
            <text:p>ATSAME54P20A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ATSAME54P20A-AU</text:p>
          </table:table-cell>
          <table:table-cell office:value-type="string" calcext:value-type="string">
            <text:p><text:a xlink:href="http://ww1.microchip.com/downloads/en/DeviceDoc/60001507E.pdf" xlink:type="simple">http://ww1.microchip.com/downloads/en/DeviceDoc/60001507E.pdf</text:a></text:p>
          </table:table-cell>
          <table:table-cell office:value-type="currency" office:currency="USD" office:value="6.92" calcext:value-type="currency">
            <text:p>$6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microchip-technology/ATSAME54P20A-AU/ATSAME54P20A-AU-ND/7390345" xlink:type="simple">https://www.digikey.com/product-detail/en/microchip-technology/ATSAME54P20A-AU/ATSAME54P20A-AU-ND/7390345</text:a>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28B I/O Expander</text:p>
          </table:table-cell>
          <table:table-cell office:value-type="string" calcext:value-type="string">
            <text:p>MAX7301AAX+</text:p>
          </table:table-cell>
          <table:table-cell office:value-type="string" calcext:value-type="string">
            <text:p><text:a xlink:href="https://datasheets.maximintegrated.com/en/ds/MAX7301.pdf" xlink:type="simple">https://datasheets.maximintegrated.com/en/ds/MAX7301.pdf</text:a></text:p>
          </table:table-cell>
          <table:table-cell office:value-type="currency" office:currency="USD" office:value="6.63" calcext:value-type="currency">
            <text:p>$6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maxim-integrated/MAX7301AAX/MAX7301AAX-ND/1511930" xlink:type="simple">https://www.digikey.com/product-detail/en/maxim-integrated/MAX7301AAX/MAX7301AAX-ND/1511930</text:a></text:p>
          </table:table-cell>
        </table:table-row>
        <table:table-row table:style-name="ro1">
          <table:table-cell office:value-type="string" calcext:value-type="string">
            <text:p>FT232RQ</text:p>
          </table:table-cell>
          <table:table-cell office:value-type="string" calcext:value-type="string">
            <text:p>USB to USART Converter</text:p>
          </table:table-cell>
          <table:table-cell office:value-type="string" calcext:value-type="string">
            <text:p>FT232RQ-REEL</text:p>
          </table:table-cell>
          <table:table-cell office:value-type="string" calcext:value-type="string">
            <text:p>https://www.ftdichip.com/Support/Documents/DataSheets/ICs/DS_FT232R.pdf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ftdi-future-technology-devices-international-ltd/FT232RQ-REEL/768-1008-1-ND/1836403" xlink:type="simple">https://www.digikey.com/product-detail/en/ftdi-future-technology-devices-international-ltd/FT232RQ-REEL/768-1008-1-ND/1836403</text:a></text:p>
          </table:table-cell>
        </table:table-row>
        <table:table-row table:style-name="ro1">
          <table:table-cell office:value-type="string" calcext:value-type="string">
            <text:p>Angled 2x10 Header</text:p>
          </table:table-cell>
          <table:table-cell office:value-type="string" calcext:value-type="string">
            <text:p>Angled Headers to match XPLAINED pinouts</text:p>
          </table:table-cell>
          <table:table-cell office:value-type="string" calcext:value-type="string">
            <text:p>SSW-110-03-G-D-RA</text:p>
          </table:table-cell>
          <table:table-cell/>
          <table:table-cell office:value-type="currency" office:currency="USD" office:value="3.51" calcext:value-type="currency">
            <text:p>$3.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digikey.com/product-detail/en/samtec-inc/SSW-110-03-G-D-RA/SSW-110-03-G-D-RA-ND/78933701" xlink:type="simple">https://www.digikey.com/product-detail/en/samtec-inc/SSW-110-03-G-D-RA/SSW-110-03-G-D-RA-ND/78933701</text:a></text:p>
          </table:table-cell>
        </table:table-row>
        <table:table-row table:style-name="ro1">
          <table:table-cell office:value-type="string" calcext:value-type="string">
            <text:p>Mikroe TFT 4 w/Bezel</text:p>
          </table:table-cell>
          <table:table-cell office:value-type="string" calcext:value-type="string">
            <text:p>4.3” Display w/SSD1963 Controller</text:p>
          </table:table-cell>
          <table:table-cell table:number-columns-repeated="2"/>
          <table:table-cell table:style-name="Default" office:value-type="string" calcext:value-type="string">
            <text:p>$90.00 MS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ikroe.com/tft-board-4-capacitive-with-bezel" xlink:type="simple">https://www.mikroe.com/tft-board-4-capacitive-with-bezel</text:a></text:p>
          </table:table-cell>
        </table:table-row>
        <table:table-row table:style-name="ro1">
          <table:table-cell office:value-type="string" calcext:value-type="string">
            <text:p>LCD INTF Connector</text:p>
          </table:table-cell>
          <table:table-cell office:value-type="string" calcext:value-type="string">
            <text:p>2x20 Female Connector Header</text:p>
          </table:table-cell>
          <table:table-cell office:value-type="string" calcext:value-type="string">
            <text:p>SFH11-PBPC-D20-ST-BK</text:p>
          </table:table-cell>
          <table:table-cell office:value-type="string" calcext:value-type="string">
            <text:p><text:a xlink:href="https://s3.amazonaws/" xlink:type="simple">https://s3.amazonaws</text:a>.com/catalogspreads-pdf/PAGE123%20.100%20SFH11%20SERIES%20FEMALE%20HDR%20ST%20RA.pdf</text:p>
          </table:table-cell>
          <table:table-cell office:value-type="currency" office:currency="USD" office:value="1.94" calcext:value-type="currency">
            <text:p>$1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sullins-connector-solutions/SFH11-PBPC-D20-ST-BK/S9200-ND/1990093" xlink:type="simple">https://www.digikey.com/product-detail/en/sullins-connector-solutions/SFH11-PBPC-D20-ST-BK/S9200-ND/1990093</text:a></text:p>
          </table:table-cell>
        </table:table-row>
        <table:table-row table:style-name="ro1">
          <table:table-cell office:value-type="string" calcext:value-type="string">
            <text:p>Config EEPROM</text:p>
          </table:table-cell>
          <table:table-cell office:value-type="string" calcext:value-type="string">
            <text:p>1Mb (128KB) EEPROM</text:p>
          </table:table-cell>
          <table:table-cell office:value-type="string" calcext:value-type="string">
            <text:p>BR24G1MFJ-3AGTE2</text:p>
          </table:table-cell>
          <table:table-cell office:value-type="string" calcext:value-type="string">
            <text:p><text:a xlink:href="http://rohmfs.rohm.com/en/products/databook/datasheet/ic/memory/eeprom/br24g128-3a-e.pdf" xlink:type="simple">http://rohmfs.rohm.com/en/products/databook/datasheet/ic/memory/eeprom/br24g128-3a-e.pdf</text:a></text:p>
          </table:table-cell>
          <table:table-cell office:value-type="currency" office:currency="USD" office:value="2.51" calcext:value-type="currency">
            <text:p>$2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rohm-semiconductor/BR24G1MFJ-3AGTE2/BR24G1MFJ-3AGTE2CT-ND/7807107" xlink:type="simple">https://www.digikey.com/product-detail/en/rohm-semiconductor/BR24G1MFJ-3AGTE2/BR24G1MFJ-3AGTE2CT-ND/7807107</text:a></text:p>
          </table:table-cell>
        </table:table-row>
        <table:table-row table:style-name="ro1">
          <table:table-cell office:value-type="string" calcext:value-type="string">
            <text:p>External Flash</text:p>
          </table:table-cell>
          <table:table-cell office:value-type="string" calcext:value-type="string">
            <text:p>64Mb (8M x 8, 8MB) QSPI Flash</text:p>
          </table:table-cell>
          <table:table-cell office:value-type="string" calcext:value-type="string">
            <text:p>W25Q64JVSSIM TR</text:p>
          </table:table-cell>
          <table:table-cell office:value-type="string" calcext:value-type="string">
            <text:p><text:a xlink:href="http://www.winbond.com/resource-files/w25q64jv%20revj%2003272018%20plus.pdf" xlink:type="simple">http://www.winbond.com/resource-files/w25q64jv%20revj%2003272018%20plus.pdf</text:a>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winbond-electronics/W25Q64JVSSIM-TR/W25Q64JVSSIMCT-ND/7776729" xlink:type="simple">https://www.digikey.com/product-detail/en/winbond-electronics/W25Q64JVSSIM-TR/W25Q64JVSSIMCT-ND/7776729</text:a>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ttle Components ~~~ (psuedo bom)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7:46:06.757577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5:15:32.467100649</meta:creation-date>
    <meta:generator>LibreOffice/6.4.1.2$Linux_X86_64 LibreOffice_project/40$Build-2</meta:generator>
    <dc:date>2020-03-19T19:16:36.602951865</dc:date>
    <meta:editing-duration>PT1H43M</meta:editing-duration>
    <meta:editing-cycles>2</meta:editing-cycles>
    <meta:document-statistic meta:table-count="1" meta:cell-count="61" meta:object-count="0"/>
  </office:meta>
</office:document-meta>
</file>